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DataBinderTests.testMultipleValuesF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RequestDataBinderTests.testBindingWithNestedObjectCreationAndWrong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RequestDataBinderTests.testFieldDefaultPreemptsField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RequestDataBinderTests.testFiel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RequestDataBinderTests.testFieldPrefixCausesFieldResetWithIgnore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RequestDataBinderTests.testNo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DataBinderTests.doTestTony( PropertyValues pv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letRequestDataBinderTests.testNo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RequestDataBinderTests.testFieldPrefixCausesField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RequestDataBinderTests.tes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RequestDataBinderTests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DataBinderTests.testWithCommaSeparated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RequestDataBinderTests.testFieldDefaultNon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RequestDataBinderTests.testBindingWithNestedObject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